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512786767518926534"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244542990019875795"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6588436342610919762"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5436275269162881380"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7323753978418004732"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5953928477510941438"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6327235"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1339824323039340985"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7456149934947679982"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2923225233067039603"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6629829827564931658"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225121315808586134"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4947384689290300234"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4705692118591559649"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847330841641037250"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2333618177926934552"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7457035546475510404" text:style-name="L16">
        <text:list-item>
          <text:p text:style-name="P30">Implement deploy mage button DONE</text:p>
        </text:list-item>
      </text:list>
      <text:p text:style-name="P1">Implement Ranger Class</text:p>
      <text:list xml:id="list6963054043997838783"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4621973678278754869"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208385142272603064" text:style-name="L19">
        <text:list-item>
          <text:p text:style-name="P33">single target damage effect </text:p>
        </text:list-item>
        <text:list-item>
          <text:p text:style-name="P33">aoe damage effect DONE</text:p>
        </text:list-item>
      </text:list>
      <text:p text:style-name="P1">Fix knockdown/standup on defenders DONE</text:p>
      <text:list xml:id="list6094150545680532614"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2918195318167710472"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206222942528371565"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610097296639780137"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420114151753723208"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2923837054241429444"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2293220404164501266"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5692399988480574590"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5600500161124729882"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1508730384538214177" text:style-name="L29">
        <text:list-item>
          <text:p text:style-name="P43">Clean up UI</text:p>
          <text:list>
            <text:list-item>
              <text:p text:style-name="P43">Replace all text components with tmpro</text:p>
            </text:list-item>
          </text:list>
        </text:list-item>
      </text:list>
      <text:list xml:id="list2014232473628585973"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5171686158431443052"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3051137063593686668"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6312194535180231227" text:style-name="L33">
        <text:list-item>
          <text:p text:style-name="P47">Fix level load/tile issues DONE</text:p>
          <text:list>
            <text:list-item>
              <text:p text:style-name="P47">defenders and enemies shouldn't be placed on occupied tiles</text:p>
            </text:list-item>
          </text:list>
        </text:list-item>
      </text:list>
      <text:list xml:id="list7093298113644413165"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2687281565370063277"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4100922521151938401"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762280073747550219"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7910739179750187611"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1383810033706189730"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4619417228833624816"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4575838968745810186"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6311561" text:continue-list="list4619417228833624816"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2103525151502371067"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3764210798536819332"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5249572949194288003"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6155024482513391111"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8068694099012084730"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600702766840518904"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7555233652137328469"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719269879432319974"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1575991640970325085"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3657848847319734549"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3905667635598216638"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7423782870067610449"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4265218660701491290"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21">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5405565994636892133"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3400586389553253835"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382971911492503044"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8368455637477767607"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6305355" text:continue-list="list3400586389553253835"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7940076410370628354"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9066776633998743521"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1306058813885634295"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5122921159274747070"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8766719254332257672"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5395827102734660580"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6134842296533864006"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4804957484720647440"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7261619862508996777"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8665791229807772529"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5508274804309987814"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3944450225296325238"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2081505886904609504"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4761030387291272747"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293119121246524922"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3679856181926263606"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3958625352526395549" text:style-name="L75">
        <text:list-item>
          <text:p text:style-name="P81">create a visuals/tiles/background surronding the tiles DONE</text:p>
          <text:list>
            <text:list-item>
              <text:p text:style-name="P81">could use water tiles to make a BG. DONE</text:p>
            </text:list-item>
          </text:list>
        </text:list-item>
      </text:list>
      <text:list xml:id="list2446933854473619052"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7762703674988548992"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5585662928120094492"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1950171664888035208"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3576104284533554627"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923185993620257725"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2005964442840777914" text:style-name="L82">
        <text:list-item>
          <text:p text:style-name="P87">Refactor UI canvas scripts (world map, roster, etc) DONE</text:p>
          <text:list>
            <text:list-item>
              <text:p text:style-name="P87">create visual parent objects for the static classes DONE</text:p>
            </text:list-item>
          </text:list>
        </text:list-item>
      </text:list>
      <text:list xml:id="list1534010316508311524" text:style-name="L83">
        <text:list-item>
          <text:p text:style-name="P88">Refactor and update enemy scripts/abilities DONE</text:p>
          <text:p text:style-name="P88"/>
        </text:list-item>
      </text:list>
      <text:p text:style-name="P6">Sprint 32: New traits and passives (completed 15/9/19)</text:p>
      <text:list xml:id="list3152369050775383945"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901480388178581815"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1497661839680595301"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1119678289572194794"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4708633552663649431"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6861845327841394247"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4497438213497724406" text:style-name="L90">
        <text:list-item>
          <text:p text:style-name="P95">New Scripts</text:p>
        </text:list-item>
      </text:list>
      <text:list xml:id="list8964057080331077040"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7536951743749630648"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8767856217570724190"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5949101683769644143" text:style-name="L94">
        <text:list-item>
          <text:p text:style-name="P99">Camoflage</text:p>
        </text:list-item>
      </text:list>
      <text:list xml:id="list6894254299574501312"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147768056517526425"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2759058009172992812" text:style-name="L97">
        <text:list-item>
          <text:p text:style-name="P102"><text:s/>See notes in design notes document</text:p>
        </text:list-item>
      </text:list>
      <text:p text:style-name="P6">Sprint 39: Rework Necromancer enemy (completed 28/10/19)</text:p>
      <text:list xml:id="list2165493415998010942"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3878072213581453397"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6307696" text:continue-list="list2446933854473619052"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6304430"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749011317837010492" text:style-name="L100">
        <text:list-item>
          <text:p text:style-name="P106">review scripts from sci fi game</text:p>
        </text:list-item>
      </text:list>
      <text:p text:style-name="P6">Sprint 43: Reward Screen updates + UI view updates (completed 31/10/19)</text:p>
      <text:list xml:id="list8442014666134787165"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1482029326172593578"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6323977" text:continue-list="list36304430"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2648806275784706017"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9185584255071245057"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2231450877468710180" text:style-name="L105">
        <text:list-item>
          <text:p text:style-name="P111">Update script/ai logic DONE</text:p>
        </text:list-item>
        <text:list-item>
          <text:p text:style-name="P111">Play test/balance/debug DONE</text:p>
        </text:list-item>
      </text:list>
      <text:list xml:id="list4404476307901491636"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4806706480756030240"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4850471937807487074"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2380163105895184390"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5660975100288515428"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1943112871893183636"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5153868656606300624"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6320808" text:continue-list="list9185584255071245057" text:style-name="L104">
        <text:list-item>
          <text:p text:style-name="P110"><text:soft-page-break/>Rework abilities DONE</text:p>
        </text:list-item>
      </text:list>
      <text:list xml:id="list7302584077644251466"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6435055262310290351"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1382317598425385482"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7517955061974520343"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6000107340245113295"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6319360"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3691779613220584821"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7141270759011338801"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5661988558343829094"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5493268175468580436"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8691388107392816876"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6081714299417674721"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2258158452544252690"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8141253397218905336"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5120401887248066597"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2051087390119651614" text:style-name="L127">
        <text:list-item>
          <text:p text:style-name="P133">Skeleton Warrior</text:p>
          <text:list>
            <text:list-item>
              <text:p text:style-name="P133">update code logic for guard ability DONE</text:p>
            </text:list-item>
          </text:list>
        </text:list-item>
      </text:list>
      <text:list xml:id="list3004671111241623277"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229920946317185463"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536267442818374399"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1730743834564712446"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344940081456833816"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2820568536485534818"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4318201257540401108" text:style-name="L134">
        <text:list-item>
          <text:p text:style-name="P140">when character is killed, their activation isnt instantly destroyed, instead it fades out gradually, or plays some nice visual effect (e.g. burning up) DONE</text:p>
        </text:list-item>
      </text:list>
      <text:list xml:id="list36332698" text:continue-list="list2820568536485534818"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86855495786271032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2140682601432347977"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527908186309466799" text:style-name="L137">
        <text:list-item>
          <text:p text:style-name="P143">Movement</text:p>
        </text:list-item>
      </text:list>
      <text:list xml:id="list752440679279623473" text:style-name="L138">
        <text:list-item>
          <text:p text:style-name="P144">free strike event occurs BEFORE character moves away DONE</text:p>
        </text:list-item>
      </text:list>
      <text:p text:style-name="P2">UI</text:p>
      <text:list xml:id="list734068940651575588" text:style-name="L139">
        <text:list-item>
          <text:p text:style-name="P145">Status icon panel fades in and out DONE</text:p>
        </text:list-item>
      </text:list>
      <text:list xml:id="list341421488154820752"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4941559509226240454" text:style-name="L141">
        <text:list-item>
          <text:p text:style-name="P147">text logic also edits ability info panel text fields (just for the starting defender abilities) DONE</text:p>
        </text:list-item>
      </text:list>
      <text:p text:style-name="P2">Play Test</text:p>
      <text:list xml:id="list6493918174444912917" text:style-name="L142">
        <text:list-item>
          <text:p text:style-name="P148">Play the game and hunt/squash bugs</text:p>
        </text:list-item>
      </text:list>
      <text:p text:style-name="P2">Controls</text:p>
      <text:list xml:id="list3640683751438764057"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5517673219798961493" text:style-name="L144">
        <text:list-header>
          <text:p text:style-name="P150"/>
        </text:list-header>
      </text:list>
      <text:p text:style-name="P6">Sprint 66: More Mystery Encounters</text:p>
      <text:list xml:id="list1101781007575907267" text:style-name="L145">
        <text:list-item>
          <text:p text:style-name="P151">Add 4 more mystery encounters to the game</text:p>
        </text:list-item>
      </text:list>
      <text:list xml:id="list36321336" text:continue-list="list8691388107392816876"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6898221576412342032"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2937473857635115693"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2990649755104371385"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1464200284682267851"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1193833940809977283"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7571661860462018674"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3534718372867237824"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4347356263298762346"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8796655097825471122"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5536217346599190050"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7111064133931187692" text:style-name="L156">
        <text:list-item>
          <text:p text:style-name="P254">Enemy ability/passive updates</text:p>
          <text:list>
            <text:list-item>
              <text:p text:style-name="P254">Necromancer </text:p>
            </text:list-item>
          </text:list>
        </text:list-item>
      </text:list>
      <text:list xml:id="list8573226201842436651" text:style-name="L157">
        <text:list-item>
          <text:p text:style-name="P255">Warrior</text:p>
        </text:list-item>
      </text:list>
      <text:p text:style-name="P13"/>
      <text:p text:style-name="P11">Sprint 72: General game changes / experimentation (completed 26/12/19)</text:p>
      <text:list xml:id="list7425098488904138854"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5591538965794400015"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2339239223854415960"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9112672462791249827" text:style-name="L161">
        <text:list-item>
          <text:p text:style-name="P259">Remove artifacts system for now DONE</text:p>
        </text:list-item>
      </text:list>
      <text:list xml:id="list61682444619102374"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3647697280498021671"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4126473715569538074"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7627680682913355955"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8923478933065202521"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5733276715370845554"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1741920898908576590" text:style-name="L168">
        <text:list-item>
          <text:p text:style-name="P266">Play test map/tile changes and debug DONE</text:p>
        </text:list-item>
      </text:list>
      <text:p text:style-name="P13"/>
      <text:p text:style-name="P11">Sprint 74: Redesign and Brainstorming (completed 8/1/2020)</text:p>
      <text:list xml:id="list2923550887977119562"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2600996695831361982"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949618748773817349"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4369148139557327974"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1274345388402299605"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7920532122834994500"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5639104680849182647"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8790249270795901315"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7728081610994774720"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8597240049055103596"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32953480386842643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7040614208090364255"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555451808556735874" text:style-name="L181">
        <text:list-item>
          <text:p text:style-name="P164">Cyromancy</text:p>
        </text:list-item>
      </text:list>
      <text:list xml:id="list36316229" text:continue-list="list7040614208090364255"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8262263681026172718"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1068811653594945293"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7978243149695652842"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313547614825145938"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1814290654787558601"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717080158910067942"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6325892"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4168059547403960449"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3712910883996366105"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1107076881300056402"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7001668475778099241"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2645735756072029677"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6263404163977471957"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2082735224833135912"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7288135746488792628"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5291474193302493256"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8494006454339145960"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6155471009487731509"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3657534066931057892"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5909064735254061518"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8910176664306238620" text:style-name="L201">
        <text:list-item>
          <text:p text:style-name="P272">Components</text:p>
          <text:list>
            <text:list-item>
              <text:p text:style-name="P272">image</text:p>
            </text:list-item>
            <text:list-item>
              <text:p text:style-name="P272">button</text:p>
            </text:list-item>
          </text:list>
        </text:list-item>
      </text:list>
      <text:list xml:id="list4060157721712707845"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5852444136954238037"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8548935706483651992"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917824355901868732" text:style-name="L205">
        <text:list-item>
          <text:p text:style-name="P276">talentPointsText (TMP)</text:p>
        </text:list-item>
        <text:list-item>
          <text:p text:style-name="P276">talentPoints (int)</text:p>
        </text:list-item>
      </text:list>
      <text:list xml:id="list2239826692851903941"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3717993953051028148" text:style-name="L207">
        <text:list-item>
          <text:p text:style-name="P278">the plus button for each class will have the characterData method IncreaseSkillPoint(string className) imbedded into the button component</text:p>
        </text:list-item>
      </text:list>
      <text:list xml:id="list2892828867342019242"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6707612602099335766"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2530087640607221263"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2580034896771337180"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7661186787725684070"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2643008225674187960"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6892326646468083827"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7223397516064488400"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5813795222836869505"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497335647047743058"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4090832182165732663"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2649769286588907412"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1976166008064269080"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1562491472610245091"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6338446900000708275"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4601154476236096764"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70422364089076230"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4695550589682217874"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4537445284421245242" text:style-name="L226">
        <text:list-item>
          <text:p text:style-name="P297">Rebuild all skellys in UCM</text:p>
        </text:list-item>
      </text:list>
      <text:list xml:id="list9012386507012599844"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4537942995237361083"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9176865933338114920"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5781333347151055147"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6502135232078226032"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7213310542457389002"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2574703500979262356"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2677783860920026112"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6454408207920878896" text:style-name="L235">
        <text:list-item>
          <text:p text:style-name="P306">Implement new events</text:p>
          <text:list>
            <text:list-item>
              <text:p text:style-name="P306">Sword in the Stone DONE</text:p>
            </text:list-item>
            <text:list-item>
              <text:p text:style-name="P306">Vampire Cult DONE</text:p>
            </text:list-item>
            <text:list-item>
              <text:p text:style-name="P306">War Refugees DONE</text:p>
            </text:list-item>
          </text:list>
        </text:list-item>
        <text:list-item>
          <text:p text:style-name="P306">Update old events</text:p>
          <text:list>
            <text:list-item>
              <text:p text:style-name="P306">Ultimatum at the Bridge DONE</text:p>
            </text:list-item>
          </text:list>
        </text:list-item>
      </text:list>
      <text:p text:style-name="P13"/>
      <text:p text:style-name="P11">Sprint 85: Minor Text logic updates (COMPLETED 7/2/2020)</text:p>
      <text:list xml:id="list5263031863994172028" text:style-name="L236">
        <text:list-item>
          <text:p text:style-name="P307">Update how ability and passive info panels get there data and set there texts</text:p>
        </text:list-item>
        <text:list-item>
          <text:p text:style-name="P307">Abilities</text:p>
          <text:list>
            <text:list-item>
              <text:p text:style-name="P307">GetBaseData(returns data without considering a living entity</text:p>
            </text:list-item>
            <text:list-item>
              <text:p text:style-name="P307">GetDataConsiderEntity (gets data and sets its values based on a living entities stats, weapons, etc)</text:p>
            </text:list-item>
            <text:list-item>
              <text:p text:style-name="P307">UpdateMyData(does the same as GetDataConsiderEntity, except this fires when a relevant property changes )</text:p>
              <text:list>
                <text:list-item>
                  <text:p text:style-name="P307">e.g. When a character gains +1 strength, strike would change and say 'Deal 5 damage' instead of 'Deal 4 damage'.</text:p>
                </text:list-item>
              </text:list>
            </text:list-item>
          </text:list>
        </text:list-item>
      </text:list>
      <text:list xml:id="list2338675989907217203" text:style-name="L237">
        <text:list-item>
          <text:p text:style-name="P308">Ways to dynamically update ability info panel text values</text:p>
          <text:list>
            <text:list-item>
              <text:p text:style-name="P308">1. Every time a property changes, all abilities get refreshed (bad)</text:p>
            </text:list-item>
            <text:list-item>
              <text:p text:style-name="P308">2. ability do not set up their values initially. Instead, ability info panels get their data and set there text values when moused over (better idea)</text:p>
            </text:list-item>
          </text:list>
        </text:list-item>
      </text:list>
      <text:list xml:id="list4988676455054536278" text:style-name="L238">
        <text:list-item>
          <text:p text:style-name="P309">Passives</text:p>
          <text:list>
            <text:list-item>
              <text:p text:style-name="P309"><text:soft-page-break/>Passives need a method that displays its description without considering its stacks</text:p>
            </text:list-item>
          </text:list>
        </text:list-item>
      </text:list>
      <text:p text:style-name="P13"/>
      <text:p text:style-name="P11">Sprint 86: Enemy Info Panels (COMPLETED 8/2/2020)</text:p>
      <text:list xml:id="list7134258605427670782" text:style-name="L239">
        <text:list-item>
          <text:p text:style-name="P310">Redesign full view</text:p>
        </text:list-item>
        <text:list-item>
          <text:p text:style-name="P310">decide which stats, elements and characteristics to display</text:p>
        </text:list-item>
        <text:list-item>
          <text:p text:style-name="P310">implement fade in and out logic for panel</text:p>
        </text:list-item>
        <text:list-item>
          <text:p text:style-name="P310">Elements to display</text:p>
          <text:list>
            <text:list-item>
              <text:p text:style-name="P310">Resistances</text:p>
            </text:list-item>
            <text:list-item>
              <text:p text:style-name="P310">Core stats</text:p>
            </text:list-item>
            <text:list-item>
              <text:p text:style-name="P310">Secondary Stats</text:p>
            </text:list-item>
            <text:list-item>
              <text:p text:style-name="P310">Name</text:p>
            </text:list-item>
            <text:list-item>
              <text:p text:style-name="P310">Description maybe?</text:p>
            </text:list-item>
            <text:list-item>
              <text:p text:style-name="P310">Character model / animation</text:p>
            </text:list-item>
            <text:list-item>
              <text:p text:style-name="P310">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378158526065291806" text:style-name="L240">
        <text:list-item>
          <text:p text:style-name="P311">Implement new methods for getting data and setting text properties</text:p>
        </text:list-item>
        <text:list-item>
          <text:p text:style-name="P311">Add these new methods at part of existing logic e.g. Update AbilityLogic.OnAbilityUsedStart(), make a new method CalculateAbilityEnergyCost() and put it inside this method</text:p>
        </text:list-item>
      </text:list>
      <text:p text:style-name="P13">New method ideas</text:p>
      <text:list xml:id="list6030978127246519038" text:style-name="L241">
        <text:list-item>
          <text:p text:style-name="P312">CalculateEnergyCost(LivingEntity, Ability)</text:p>
        </text:list-item>
        <text:list-item>
          <text:p text:style-name="P312">CalculateAbilityRange(LivingEntity, Ability)</text:p>
        </text:list-item>
        <text:list-item>
          <text:p text:style-name="P312">TextLogic.GetAbilityDescriptionString(LivingEntity, Ability)</text:p>
        </text:list-item>
        <text:list-item>
          <text:p text:style-name="P312">GetRangeOfAbility</text:p>
        </text:list-item>
      </text:list>
      <text:p text:style-name="P13"/>
      <text:p text:style-name="P11"><text:soft-page-break/>Sprint 88: Mug shot maker / Windows Model Updates (COMPLETED 12/2/2020)</text:p>
      <text:list xml:id="list8898739628356394786" text:style-name="L242">
        <text:list-item>
          <text:p text:style-name="P313">Implement UCM on character roster buttons DONE</text:p>
        </text:list-item>
        <text:list-item>
          <text:p text:style-name="P313">Implement Ucm on activation panels DONE</text:p>
        </text:list-item>
        <text:list-item>
          <text:p text:style-name="P313">Implement UCM on story event window DONE</text:p>
        </text:list-item>
        <text:list-item>
          <text:p text:style-name="P313">Implement UCM on Camp site screen DONE</text:p>
        </text:list-item>
      </text:list>
      <text:p text:style-name="P13"/>
      <text:p text:style-name="P11">Sprint 89: Combat Scene visual updates + Elemental Enemies + Talent screen updates (COMPLETED 14/2/2020)</text:p>
      <text:list xml:id="list2961378361114442135" text:style-name="L243">
        <text:list-item>
          <text:p text:style-name="P314">Combat Scene</text:p>
          <text:list>
            <text:list-item>
              <text:p text:style-name="P314">Re-implement level back ground DONE</text:p>
            </text:list-item>
            <text:list-item>
              <text:p text:style-name="P314">fix camera bounds objects and logic DONE</text:p>
            </text:list-item>
          </text:list>
        </text:list-item>
        <text:list-item>
          <text:p text:style-name="P314">Talents and Talent pages</text:p>
          <text:list>
            <text:list-item>
              <text:p text:style-name="P314">create talent page BG images DONE</text:p>
            </text:list-item>
            <text:list-item>
              <text:p text:style-name="P314">create different views for talent buttons depending on state (unlocked, availble to buy, unavailble, etc) DONE</text:p>
            </text:list-item>
            <text:list-item>
              <text:p text:style-name="P314">ability button view logic all working DONE</text:p>
            </text:list-item>
            <text:list-item>
              <text:p text:style-name="P314"><text:s/>ability panels for talents show nicer text (like how they work when interacting with a LE) DONE</text:p>
            </text:list-item>
          </text:list>
        </text:list-item>
      </text:list>
      <text:p text:style-name="P13"/>
      <text:p text:style-name="P13">Talent button script ideas</text:p>
      <text:list xml:id="list8745071287324848365" text:style-name="L244">
        <text:list-item>
          <text:p text:style-name="P315">when talent points or attribute points are modified, all talent are checked for their availibility status</text:p>
        </text:list-item>
        <text:list-item>
          <text:p text:style-name="P315">Availble for purchase view</text:p>
          <text:list>
            <text:list-item>
              <text:p text:style-name="P315">normal visbility of button</text:p>
            </text:list-item>
          </text:list>
        </text:list-item>
        <text:list-item>
          <text:p text:style-name="P315">Unavailable for purchase view</text:p>
          <text:list>
            <text:list-item>
              <text:p text:style-name="P315">button is tinted black with semi-transparent black image overlay</text:p>
            </text:list-item>
          </text:list>
        </text:list-item>
        <text:list-item>
          <text:p text:style-name="P315">already purchased view</text:p>
          <text:list>
            <text:list-item>
              <text:p text:style-name="P315">normal visbility. A yellow tick image or something like that is displayed over the top</text:p>
            </text:list-item>
          </text:list>
        </text:list-item>
      </text:list>
      <text:p text:style-name="P13"/>
      <text:p text:style-name="P13"/>
      <text:p text:style-name="P12">Sprint Order</text:p>
      <text:p text:style-name="P13"><text:soft-page-break/>Sprint ??: Working boss enemy + game over victory event</text:p>
      <text:p text:style-name="P13">Sprint ??: Kings blessing start game event</text:p>
      <text:p text:style-name="P13">Sprint ??: Ability Book System / Update shop / update character data abilities page</text:p>
      <text:p text:style-name="P13">Sprint ??: Consumables system/ update shop / update loot rewards</text:p>
      <text:p text:style-name="P13">Sprint ??: Main menu Rework / Build your team screen (PERMANENT SOLUTION)</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Fix all bugs related to entities being killed / damaged</text:p>
      <text:p text:style-name="P13">Sprint ??: Character preset builder screen / features</text:p>
      <text:p text:style-name="P13">Sprint ??: run timer + act and encounter counter on top bar panel</text:p>
      <text:p text:style-name="P13">Sprint ??: talent screen minor view updates</text:p>
      <text:p text:style-name="P13">Sprint ??: Clean up Sprints</text:p>
      <text:list xml:id="list5196462976719294011" text:style-name="L245">
        <text:list-item>
          <text:p text:style-name="P316">Clean up scripts</text:p>
        </text:list-item>
        <text:list-item>
          <text:p text:style-name="P316">Clean up project / folders / delete unused prefabs + images + files etc</text:p>
        </text:list-item>
        <text:list-item>
          <text:p text:style-name="P316">Clean up scenes / hierachy objects</text:p>
        </text:list-item>
      </text:list>
      <text:p text:style-name="P13"/>
      <text:p text:style-name="P11">Views and Visuals to update (general over view)</text:p>
      <text:list xml:id="list6777643553646603266" text:style-name="L246">
        <text:list-item>
          <text:p text:style-name="P317">Main menu screen</text:p>
        </text:list-item>
        <text:list-item>
          <text:p text:style-name="P317">Team builder screen</text:p>
        </text:list-item>
        <text:list-item>
          <text:p text:style-name="P317">World Map</text:p>
        </text:list-item>
        <text:list-item>
          <text:p text:style-name="P317">Character Panel</text:p>
          <text:list>
            <text:list-item>
              <text:p text:style-name="P317">Front Page</text:p>
            </text:list-item>
            <text:list-item>
              <text:p text:style-name="P317">Talents Page</text:p>
            </text:list-item>
          </text:list>
        </text:list-item>
      </text:list>
      <text:list xml:id="list2319631197604765080" text:style-name="L247">
        <text:list-item>
          <text:p text:style-name="P318">Camp site screen</text:p>
        </text:list-item>
        <text:list-item>
          <text:p text:style-name="P318">Shop screen</text:p>
        </text:list-item>
        <text:list-item>
          <text:p text:style-name="P318">Game Level</text:p>
          <text:list>
            <text:list-item>
              <text:p text:style-name="P318">Level BG</text:p>
            </text:list-item>
            <text:list-item>
              <text:p text:style-name="P318">Tiles</text:p>
            </text:list-item>
          </text:list>
        </text:list-item>
      </text:list>
      <text:list xml:id="list2647503497061168198" text:style-name="L248">
        <text:list-item>
          <text:p text:style-name="P319"><text:soft-page-break/>Enemy Info panels</text:p>
        </text:list-item>
        <text:list-item>
          <text:p text:style-name="P319">Top Panel</text:p>
        </text:list-item>
        <text:list-item>
          <text:p text:style-name="P319">States View</text:p>
        </text:list-item>
        <text:list-item>
          <text:p text:style-name="P319">Defender ability bar view</text:p>
        </text:list-item>
        <text:list-item>
          <text:p text:style-name="P319">All new ability + passive icons</text:p>
        </text:list-item>
        <text:list-item>
          <text:p text:style-name="P319">Ability Info Panel</text:p>
        </text:list-item>
        <text:list-item>
          <text:p text:style-name="P319">Items + Item Cards</text:p>
        </text:list-item>
        <text:list-item>
          <text:p text:style-name="P319">States + State Cards</text:p>
        </text:list-item>
      </text:list>
      <text:p text:style-name="P13"/>
      <text:p text:style-name="P13"/>
      <text:list xml:id="list6562028020173870033" text:style-name="L249">
        <text:list-item>
          <text:list>
            <text:list-item>
              <text:list>
                <text:list-header>
                  <text:p text:style-name="P320"/>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text:soft-page-break/>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8649788170020623102" text:style-name="L250">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7410401395018681597" text:style-name="L251">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ext:soft-page-break/>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2224807441186248329" text:style-name="L252">
        <text:list-item>
          <text:p text:style-name="P228">Redesign game plot and back story</text:p>
          <text:list>
            <text:list-item>
              <text:p text:style-name="P228">What is the mission? The problem? Who is/are the villains?</text:p>
            </text:list-item>
          </text:list>
        </text:list-item>
      </text:list>
      <text:list xml:id="list8523109568690072688" text:style-name="L253">
        <text:list-item>
          <text:p text:style-name="P229">Redesign defenders and abilities</text:p>
          <text:list>
            <text:list-item>
              <text:p text:style-name="P229">choose starting 4 gods and abilities</text:p>
            </text:list-item>
          </text:list>
        </text:list-item>
      </text:list>
      <text:list xml:id="list5162292203284719085" text:style-name="L254">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7400406158951950989" text:style-name="L255">
        <text:list-item>
          <text:p text:style-name="P180">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6816929853234841828" text:style-name="L256">
        <text:list-item>
          <text:p text:style-name="P181">Implement more items</text:p>
        </text:list-item>
        <text:list-item>
          <text:p text:style-name="P181">implement item rarity + drop chance </text:p>
        </text:list-item>
      </text:list>
      <text:p text:style-name="P2">Enemies</text:p>
      <text:list xml:id="list67731066714162275" text:style-name="L257">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implement stealth/camoflagued + mega stealth/perma stealth/ invisbile</text:p>
            </text:list-item>
          </text:list>
        </text:list-item>
      </text:list>
      <text:p text:style-name="P1"><text:soft-page-break/></text:p>
      <text:p text:style-name="P4">Remaining systems (7/22/19)</text:p>
      <text:list xml:id="list8158043355445672683" text:style-name="L258">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4341987046539336458" text:style-name="L259">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5430217851057943874" text:style-name="L260">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7964834073497161737" text:style-name="L261">
        <text:list-item>
          <text:p text:style-name="P234"><text:soft-page-break/>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5758968275080228916" text:style-name="L262">
        <text:list-item>
          <text:p text:style-name="P235">the same mystery event cant appear more then once during a run</text:p>
          <text:p text:style-name="P235"/>
        </text:list-item>
      </text:list>
      <text:p text:style-name="P1"/>
      <text:list xml:id="list4308380421679453770" text:style-name="L263">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4539860507111056092" text:style-name="L264">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
      <text:p text:style-name="P4">Play Testing Notes</text:p>
      <text:p text:style-name="P6">Play Test 8/24/19</text:p>
      <text:list xml:id="list6788475795489220037" text:style-name="L265">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enemy spawn locations are inconsistent</text:p>
        </text:list-item>
        <text:list-item>
          <text:p text:style-name="P183"><text:soft-page-break/>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3311901110226325363" text:style-name="L266">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5181865206027576038" text:style-name="L267">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new scripts for different views</text:p>
              <text:list>
                <text:list-item>
                  <text:p text:style-name="P185"><text:soft-page-break/>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36307250" text:continue-list="list4761030387291272747"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2746008585193142036" text:style-name="L268">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4296824176899473751" text:style-name="L269">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2986233226557973295" text:style-name="L270">
        <text:list-item>
          <text:p text:style-name="P188">Decide whether to buy skeletons pack sprite sheets or bone based heroes/skellies</text:p>
        </text:list-item>
        <text:list-item>
          <text:p text:style-name="P188"><text:soft-page-break/>Re-implement the character animations</text:p>
        </text:list-item>
        <text:list-item>
          <text:p text:style-name="P188">implement death animations</text:p>
        </text:list-item>
      </text:list>
      <text:p text:style-name="P2">World/Camera View</text:p>
      <text:list xml:id="list36303585" text:continue-list="list3679856181926263606"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564080910402065806" text:style-name="L271">
        <text:list-item>
          <text:p text:style-name="P189">create a visuals/tiles/background surronding the tiles</text:p>
          <text:list>
            <text:list-item>
              <text:p text:style-name="P189">could use water tiles to make a BG.</text:p>
            </text:list-item>
          </text:list>
        </text:list-item>
      </text:list>
      <text:list xml:id="list2787702359756965890" text:style-name="L272">
        <text:list-item>
          <text:p text:style-name="P190">possibly need to implement cinemachine camera system, and rewatch the tutorial from 2d course</text:p>
        </text:list-item>
      </text:list>
      <text:p text:style-name="P2">Characters</text:p>
      <text:list xml:id="list8789121509453078127" text:style-name="L273">
        <text:list-item>
          <text:p text:style-name="P191">Design/Implement two more playable classes</text:p>
        </text:list-item>
      </text:list>
      <text:p text:style-name="P2">Events</text:p>
      <text:list xml:id="list9196831567644065778" text:style-name="L274">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36334072" text:continue-list="list1564080910402065806" text:style-name="L271">
        <text:list-header>
          <text:p text:style-name="P189"/>
          <text:p text:style-name="P189"/>
          <text:p text:style-name="P189">Andrei play test notes</text:p>
        </text:list-header>
      </text:list>
      <text:list xml:id="list2081766024804407981" text:style-name="L275">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5782482442475322444" text:style-name="L276">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Rest Site Event</text:p>
      <text:list xml:id="list7273730242116292381" text:style-name="L277">
        <text:list-item>
          <text:p text:style-name="P195"><text:soft-page-break/>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2696470659372413577" text:style-name="L278">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5215576143159308760" text:style-name="L279">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Characters that end their activation without block gain +3 block</text:p>
            </text:list-item>
            <text:list-item>
              <text:p text:style-name="P197"><text:soft-page-break/>Combat events drop an additional item reward</text:p>
            </text:list-item>
          </text:list>
        </text:list-item>
      </text:list>
      <text:p text:style-name="P2"/>
      <text:p text:style-name="P2">Curse Ideas</text:p>
      <text:list xml:id="list3329549310090959828" text:style-name="L280">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1491791007338705134" text:style-name="L281">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1234616893327335009" text:style-name="L282">
        <text:list-item>
          <text:p text:style-name="P200">Second Wind: Characters below 50% hp start combat with +2 strength and wisdom</text:p>
        </text:list-item>
        <text:list-item>
          <text:p text:style-name="P200">Cannibalistic: Characters heal +5hp at the end of combat</text:p>
        </text:list-item>
      </text:list>
      <text:p text:style-name="P2"/>
      <text:p text:style-name="P2"><text:soft-page-break/></text:p>
      <text:p text:style-name="P2">Final Artifacts List</text:p>
      <text:list xml:id="list2684662194014978180" text:style-name="L283">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36318597" text:continue-numbering="true" text:style-name="L283">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All characters immediately gain 1 level</text:p>
            </text:list-item>
            <text:list-item>
              <text:p text:style-name="P201"><text:soft-page-break/>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8115465895423912776" text:style-name="L284">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Story Event Code Ideas</text:p>
      <text:p text:style-name="P2"><text:soft-page-break/>New Scripts</text:p>
      <text:list xml:id="list2372236011181719190" text:style-name="L285">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2361041678125086900" text:style-name="L286">
        <text:list-item>
          <text:p text:style-name="P204">StoryEventScreen</text:p>
        </text:list-item>
        <text:list-item>
          <text:p text:style-name="P204">StoryEventButton</text:p>
        </text:list-item>
      </text:list>
      <text:p text:style-name="P2">Basic UI ideas</text:p>
      <text:list xml:id="list2347554878717709282" text:style-name="L287">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Button</text:p>
                  <text:list>
                    <text:list-item>
                      <text:p text:style-name="P205"><text:soft-page-break/>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3710593510787585292" text:style-name="L288">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8943226829829512492" text:style-name="L289">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Implement new states and state systems, update older systems and views</text:p>
        </text:list-item>
        <text:list-item>
          <text:p text:style-name="P207"><text:soft-page-break/>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7502125920085571177" text:style-name="L290">
        <text:list-item>
          <text:p text:style-name="P242">Design Notes / Sprint Overview</text:p>
        </text:list-item>
      </text:list>
      <text:list xml:id="list4447651694893610889" text:style-name="L291">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Character Items/Equiptment</text:p>
                    </text:list-item>
                    <text:list-item>
                      <text:p text:style-name="P208"><text:soft-page-break/>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6391932677633526487" text:style-name="L292">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8606265346131959103" text:style-name="L293">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3255415530319842181" text:style-name="L294">
        <text:list-item>
          <text:p text:style-name="P211">Create new talent button prefabs</text:p>
        </text:list-item>
        <text:list-item>
          <text:p text:style-name="P211">Create new talent master page prefab (if not already done)</text:p>
        </text:list-item>
        <text:list-item>
          <text:p text:style-name="P211"><text:soft-page-break/>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4243055890434743930" text:style-name="L295">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3353087261814125290" text:style-name="L296">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1900705506954505068" text:style-name="L297">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
      <text:p text:style-name="P2"><text:soft-page-break/>Melee ability process</text:p>
      <text:list xml:id="list2604737976518324527" text:style-name="L298">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4T16:10:17.45</dc:date>
    <dc:creator>will black</dc:creator>
    <meta:editing-duration>P40DT7H27M25S</meta:editing-duration>
    <meta:editing-cycles>1068</meta:editing-cycles>
    <meta:generator>OpenOffice/4.1.6$Win32 OpenOffice.org_project/416m1$Build-9790</meta:generator>
    <meta:document-statistic meta:table-count="0" meta:image-count="0" meta:object-count="0" meta:page-count="86" meta:paragraph-count="2244" meta:word-count="16980" meta:character-count="96471"/>
  </office:meta>
</office:document-meta>
</file>